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be49" officeooo:paragraph-rsid="000214a5"/>
    </style:style>
    <style:style style:name="P2" style:family="paragraph" style:parent-style-name="Standard">
      <style:paragraph-properties style:line-height-at-least="0.503cm"/>
      <style:text-properties fo:color="#cccccc" loext:opacity="100%" style:font-name="Consolas" fo:font-size="10.5pt" fo:font-weight="normal" fo:background-color="#1f1f1f"/>
    </style:style>
    <style:style style:name="P3" style:family="paragraph" style:parent-style-name="Standard">
      <style:paragraph-properties style:line-height-at-least="0.503cm"/>
      <style:text-properties fo:color="#cccccc" loext:opacity="100%" style:font-name="Consolas" fo:font-size="10.5pt" fo:font-weight="normal" officeooo:rsid="0005d09a" officeooo:paragraph-rsid="0005d09a" fo:background-color="#1f1f1f"/>
    </style:style>
    <style:style style:name="P4" style:family="paragraph" style:parent-style-name="Standard">
      <style:text-properties fo:color="#569cd6" loext:opacity="100%" style:font-name="Consolas" fo:font-size="10.5pt" fo:font-weight="bold" officeooo:rsid="0002be49" officeooo:paragraph-rsid="000214a5" fo:background-color="#1f1f1f"/>
    </style:style>
    <style:style style:name="P5" style:family="paragraph" style:parent-style-name="Standard">
      <style:paragraph-properties style:line-height-at-least="0.503cm"/>
      <style:text-properties fo:color="#cccccc" loext:opacity="100%" style:font-name="Consolas" fo:font-size="10.5pt" fo:font-weight="normal" officeooo:paragraph-rsid="0006e20d" fo:background-color="#1f1f1f"/>
    </style:style>
    <style:style style:name="P6" style:family="paragraph" style:parent-style-name="Standard">
      <style:paragraph-properties style:line-height-at-least="0.503cm"/>
      <style:text-properties fo:color="#cccccc" loext:opacity="100%" style:font-name="Consolas" fo:font-size="10.5pt" fo:font-weight="normal" fo:background-color="#1f1f1f"/>
    </style:style>
    <style:style style:name="P7" style:family="paragraph" style:parent-style-name="Standard">
      <style:paragraph-properties style:line-height-at-least="0.503cm"/>
      <style:text-properties fo:color="#cccccc" loext:opacity="100%" style:font-name="Consolas" fo:font-size="10.5pt" fo:font-weight="normal" officeooo:rsid="0006e20d" officeooo:paragraph-rsid="00095efe" fo:background-color="#1f1f1f"/>
    </style:style>
    <style:style style:name="P8" style:family="paragraph" style:parent-style-name="Standard">
      <style:paragraph-properties style:line-height-at-least="0.503cm"/>
      <style:text-properties fo:color="#cccccc" loext:opacity="100%" style:font-name="Consolas" fo:font-size="10.5pt" fo:font-weight="normal" officeooo:rsid="00095efe" officeooo:paragraph-rsid="00095efe" fo:background-color="#1f1f1f"/>
    </style:style>
    <style:style style:name="T1" style:family="text">
      <style:text-properties officeooo:rsid="0006e20d"/>
    </style:style>
    <style:style style:name="T2" style:family="text">
      <style:text-properties officeooo:rsid="000802e4"/>
    </style:style>
    <style:style style:name="T3" style:family="text">
      <style:text-properties officeooo:rsid="00095efe"/>
    </style:style>
    <style:style style:name="T4" style:family="text">
      <style:text-properties officeooo:rsid="000b09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PLC</text:p>
      <text:p text:style-name="P5">There are many commercial PLC out there. This is yet another PLC type programme, <text:span text:style-name="T1">although I do not see many open source ones</text:span>. There is a standard for PLC’s, IEC-61131. </text:p>
      <text:p text:style-name="P5">I don’t want the software to be restricted to this standard, although it will be hard not to implement the majority of the elements of the standard. I think a better approach would be <text:span text:style-name="T1">an enhancement of the </text:span>standard.</text:p>
      <text:p text:style-name="P2">The biggest fault I find with PLC’s is ability to make a super mess of working software, <text:span text:style-name="T1">not that this syndrome is constrained to this type of software. A lot of (probably in the high 90%) are a disasters because of the software</text:span> I have some ideas why <text:span text:style-name="T1">this is</text:span> but I think my ideas are way to opinionated, having worked in the industry for many years, <text:span text:style-name="T1">but there will be some common thread amongst software engineers as to why this is.</text:span></text:p>
      <text:p text:style-name="P2">I have chosen rust for this out of the blocks programme, I kinda like the detail given to safe code it just makes good sense of getting it correct from the start.</text:p>
      <text:p text:style-name="P2">The code is a composite pattern that is being arranged into a logical file structure.</text:p>
      <text:p text:style-name="P7">I also have a factory pattern to generate the images for the different type of logic instructions, might be nice to have different images to represent different logic, who knows ...lets see??<text:span text:style-name="T2">( can a vessel FB look like a vessel or does it need to be an image rectangle ??? I don’t know exactly how this would work??) </text:span></text:p>
      <text:p text:style-name="P7"><text:span text:style-name="T2">The understanding of plc code is usually an interaction of having an idea of what the tags do in the real world by a giving naming convention, usually specific to some standard but bastardised in some obscure way.</text:span><text:span text:style-name="T3">Then how these tags interact in the real world eg</text:span></text:p>
      <text:p text:style-name="P8">A tank usually has a high level sensor<text:span text:style-name="T4">( of some type )</text:span> so the tag is usually xx_H <text:span text:style-name="T4">where xx might give you a clue as to what type. W</text:span>ithout looking at the code you would think that this <text:span text:style-name="T4">sensor</text:span>...its filtered…. <text:span text:style-name="T4">Triggers </text:span>the system to a safe state….drives messages on some screen. Thats pretty much standard but you know this because you’ve seen it before. The problem is if its not like this and why is it not like this? </text:p>
      <text:p text:style-name="P8">There are many examlpes of its been done before why is it different? the way its done traditional is usually because it works( you would hope!! ) <text:span text:style-name="T4">So like I said ther is a common thread of thought where though is backed up by experience or good training.</text:span></text:p>
      <text:p text:style-name="P3"/>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1T16:46:04.826000000</meta:creation-date>
    <dc:date>2023-08-27T16:08:05.110000000</dc:date>
    <meta:editing-duration>PT32M34S</meta:editing-duration>
    <meta:editing-cycles>5</meta:editing-cycles>
    <meta:generator>LibreOffice/7.5.1.2$Windows_X86_64 LibreOffice_project/fcbaee479e84c6cd81291587d2ee68cba099e129</meta:generator>
    <meta:document-statistic meta:table-count="0" meta:image-count="0" meta:object-count="0" meta:page-count="1" meta:paragraph-count="10" meta:word-count="433" meta:character-count="2317" meta:non-whitespace-character-count="1891"/>
  </office:meta>
</office:document-meta>
</file>